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E000001226098EE6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603cm" svg:height="7.672cm" svg:x="8.567cm" svg:y="8.98cm">
          <draw:image xlink:href="Pictures/10000000000000AE000001226098EE60.png" xlink:type="simple" xlink:show="embed" xlink:actuate="onLoad">
            <text:p/>
          </draw:image>
        </draw:frame>
        <draw:custom-shape draw:style-name="gr2" draw:text-style-name="P1" draw:layer="layout" svg:width="2.54cm" svg:height="2.54cm" svg:x="11.795cm" svg:y="13.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217cm" svg:height="3.542cm" svg:x="7.687cm" svg:y="16.942cm">
          <draw:text-box>
            <text:p text:style-name="P1"><text:span text:style-name="T1">Quarter Note</text:span></text:p>
            <text:p text:style-name="P1"><text:span text:style-name="T1"/></text:p>
            <text:p text:style-name="P1"><text:span text:style-name="T1">1 Bea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0-30T21:27:16.88</meta:creation-date>
    <dc:date>2012-10-30T22:03:45.96</dc:date>
    <meta:editing-duration>PT2M21S</meta:editing-duration>
    <meta:editing-cycles>2</meta:editing-cycles>
    <meta:generator>OpenOffice.org/3.3$Win32 OpenOffice.org_project/330m20$Build-9567</meta:generator>
    <meta:document-statistic meta:object-count="3"/>
  </office:meta>
</office:document-meta>
</file>